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0.4264in"/>
    </style:style>
    <style:style style:name="co5" style:family="table-column">
      <style:table-column-properties fo:break-before="auto" style:column-width="0.4244in"/>
    </style:style>
    <style:style style:name="co6" style:family="table-column">
      <style:table-column-properties fo:break-before="auto" style:column-width="0.3937in"/>
    </style:style>
    <style:style style:name="co7" style:family="table-column">
      <style:table-column-properties fo:break-before="auto" style:column-width="0.4701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6pt solid #000000" fo:border-left="1.5pt solid #000000" fo:border-right="0.06pt solid #000000" fo:border-top="1.05pt solid #000000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0.06pt solid #000000"/>
    </style:style>
    <style:style style:name="ce3" style:family="table-cell" style:parent-style-name="Default" style:data-style-name="N1">
      <style:table-cell-properties fo:border-bottom="0.06pt solid #000000" fo:border-left="1.5pt solid #000000" fo:border-right="0.06pt solid #000000" fo:border-top="1.05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1.05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">
      <style:table-cell-properties fo:border-bottom="0.06pt solid #000000" fo:border-left="0.06pt solid #000000" fo:border-right="0.06pt solid #000000" fo:border-top="1.05pt solid #000000"/>
    </style:style>
    <style:style style:name="ce7" style:family="table-cell" style:parent-style-name="Default" style:data-style-name="N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5" table:default-cell-style-name="ce5"/>
        <table:table-column table:style-name="co8" table:visibility="collapse" table:number-columns-repeated="15" table:default-cell-style-name="ce5"/>
        <table:table-row table:style-name="ro1">
          <table:table-cell office:value-type="string" calcext:value-type="string">
            <text:p>N points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-1</text:p>
          </table:table-cell>
          <table:table-cell table:style-name="Default" office:value-type="string" calcext:value-type="string">
            <text:p>i-2</text:p>
          </table:table-cell>
          <table:table-cell table:style-name="Default" office:value-type="string" calcext:value-type="string">
            <text:p>i-3</text:p>
          </table:table-cell>
          <table:table-cell table:style-name="Default" office:value-type="string" calcext:value-type="string">
            <text:p>i-4</text:p>
          </table:table-cell>
          <table:table-cell table:style-name="Default" office:value-type="string" calcext:value-type="string">
            <text:p>i-5</text:p>
          </table:table-cell>
          <table:table-cell table:style-name="Default" office:value-type="string" calcext:value-type="string">
            <text:p>i-6</text:p>
          </table:table-cell>
          <table:table-cell table:style-name="Default" office:value-type="string" calcext:value-type="string">
            <text:p>i-7</text:p>
          </table:table-cell>
          <table:table-cell table:style-name="Default" office:value-type="string" calcext:value-type="string">
            <text:p>i-8</text:p>
          </table:table-cell>
          <table:table-cell table:style-name="Default" office:value-type="string" calcext:value-type="string">
            <text:p>i-9</text:p>
          </table:table-cell>
          <table:table-cell table:style-name="Default" office:value-type="string" calcext:value-type="string">
            <text:p>i-10</text:p>
          </table:table-cell>
          <table:table-cell table:style-name="Default" office:value-type="string" calcext:value-type="string">
            <text:p>i-11</text:p>
          </table:table-cell>
          <table:table-cell table:style-name="Default" office:value-type="string" calcext:value-type="string">
            <text:p>i-12</text:p>
          </table:table-cell>
          <table:table-cell table:style-name="Default" office:value-type="string" calcext:value-type="string">
            <text:p>i-13</text:p>
          </table:table-cell>
          <table:table-cell table:style-name="Default" office:value-type="string" calcext:value-type="string">
            <text:p>i-14</text:p>
          </table:table-cell>
          <table:table-cell table:style-name="Default" office:value-type="string" calcext:value-type="string">
            <text:p>i-15</text:p>
          </table:table-cell>
          <table:table-cell table:style-name="Default" office:value-type="string" calcext:value-type="string">
            <text:p>i-16</text:p>
          </table:table-cell>
          <table:table-cell table:style-name="Default" office:value-type="string" calcext:value-type="string">
            <text:p>i-17</text:p>
          </table:table-cell>
          <table:table-cell table:style-name="Default" office:value-type="string" calcext:value-type="string">
            <text:p>i-18</text:p>
          </table:table-cell>
          <table:table-cell table:style-name="Default" office:value-type="string" calcext:value-type="string">
            <text:p>i-19</text:p>
          </table:table-cell>
          <table:table-cell table:style-name="Default" office:value-type="string" calcext:value-type="string">
            <text:p>i-20</text:p>
          </table:table-cell>
          <table:table-cell table:style-name="Default" office:value-type="string" calcext:value-type="string">
            <text:p>i-21</text:p>
          </table:table-cell>
          <table:table-cell table:style-name="Default" office:value-type="string" calcext:value-type="string">
            <text:p>i-22</text:p>
          </table:table-cell>
          <table:table-cell table:style-name="Default" office:value-type="string" calcext:value-type="string">
            <text:p>i-23</text:p>
          </table:table-cell>
          <table:table-cell table:style-name="Default" office:value-type="string" calcext:value-type="string">
            <text:p>i-24</text:p>
          </table:table-cell>
          <table:table-cell table:style-name="Default" office:value-type="string" calcext:value-type="string">
            <text:p>i-25</text:p>
          </table:table-cell>
          <table:table-cell table:style-name="Default" office:value-type="string" calcext:value-type="string">
            <text:p>i-26</text:p>
          </table:table-cell>
          <table:table-cell table:style-name="Default" office:value-type="string" calcext:value-type="string">
            <text:p>i-27</text:p>
          </table:table-cell>
          <table:table-cell table:style-name="Default" office:value-type="string" calcext:value-type="string">
            <text:p>i-28</text:p>
          </table:table-cell>
          <table:table-cell table:style-name="Default" office:value-type="string" calcext:value-type="string">
            <text:p>i-29</text:p>
          </table:table-cell>
          <table:table-cell table:style-name="Default" office:value-type="string" calcext:value-type="string">
            <text:p>i-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4"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48" calcext:value-type="float">
            <text:p>-48</text:p>
          </table:table-cell>
          <table:table-cell office:value-type="float" office:value="-27" calcext:value-type="float">
            <text:p>-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273" calcext:value-type="float">
            <text:p>273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429" calcext:value-type="float">
            <text:p>429</text:p>
          </table:table-cell>
          <table:table-cell office:value-type="float" office:value="-429" calcext:value-type="float">
            <text:p>-429</text:p>
          </table:table-cell>
          <table:table-cell table:number-columns-repeated="2" office:value-type="float" office:value="-1001" calcext:value-type="float">
            <text:p>-1001</text:p>
          </table:table-cell>
          <table:table-cell office:value-type="float" office:value="-637" calcext:value-type="float">
            <text:p>-637</text:p>
          </table:table-cell>
          <table:table-cell office:value-type="float" office:value="-273" calcext:value-type="float">
            <text:p>-273</text:p>
          </table:table-cell>
          <table:table-cell office:value-type="float" office:value="-77" calcext:value-type="float">
            <text:p>-77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table:number-columns-repeated="31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table:number-columns-repeated="31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table:number-columns-repeated="31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table:number-columns-repeated="31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table:number-columns-repeated="31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table:number-columns-repeated="31"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table:number-columns-repeated="31"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table:number-columns-repeated="31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table:number-columns-repeated="31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table:number-columns-repeated="31"/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table:number-columns-repeated="31"/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table:number-columns-repeated="31"/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table:number-columns-repeated="31"/>
        </table:table-row>
        <table:table-row table:style-name="ro1"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n\k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-1</text:p>
          </table:table-cell>
          <table:table-cell table:style-name="Default" office:value-type="string" calcext:value-type="string">
            <text:p>i-2</text:p>
          </table:table-cell>
          <table:table-cell table:style-name="Default" office:value-type="string" calcext:value-type="string">
            <text:p>i-3</text:p>
          </table:table-cell>
          <table:table-cell table:style-name="Default" office:value-type="string" calcext:value-type="string">
            <text:p>i-4</text:p>
          </table:table-cell>
          <table:table-cell table:style-name="Default" office:value-type="string" calcext:value-type="string">
            <text:p>i-5</text:p>
          </table:table-cell>
          <table:table-cell table:style-name="Default" office:value-type="string" calcext:value-type="string">
            <text:p>i-6</text:p>
          </table:table-cell>
          <table:table-cell table:style-name="Default" office:value-type="string" calcext:value-type="string">
            <text:p>i-7</text:p>
          </table:table-cell>
          <table:table-cell table:style-name="Default" office:value-type="string" calcext:value-type="string">
            <text:p>i-8</text:p>
          </table:table-cell>
          <table:table-cell table:style-name="Default" office:value-type="string" calcext:value-type="string">
            <text:p>i-9</text:p>
          </table:table-cell>
          <table:table-cell table:style-name="Default" office:value-type="string" calcext:value-type="string">
            <text:p>i-10</text:p>
          </table:table-cell>
          <table:table-cell table:style-name="Default" office:value-type="string" calcext:value-type="string">
            <text:p>i-11</text:p>
          </table:table-cell>
          <table:table-cell table:style-name="Default" office:value-type="string" calcext:value-type="string">
            <text:p>i-12</text:p>
          </table:table-cell>
          <table:table-cell table:style-name="Default" office:value-type="string" calcext:value-type="string">
            <text:p>i-13</text:p>
          </table:table-cell>
          <table:table-cell table:style-name="Default" office:value-type="string" calcext:value-type="string">
            <text:p>i-14</text:p>
          </table:table-cell>
          <table:table-cell table:style-name="Default" office:value-type="string" calcext:value-type="string">
            <text:p>i-15</text:p>
          </table:table-cell>
          <table:table-cell table:style-name="Default" office:value-type="string" calcext:value-type="string">
            <text:p>i-16</text:p>
          </table:table-cell>
          <table:table-cell table:style-name="Default" office:value-type="string" calcext:value-type="string">
            <text:p>i-17</text:p>
          </table:table-cell>
          <table:table-cell table:style-name="Default" office:value-type="string" calcext:value-type="string">
            <text:p>i-18</text:p>
          </table:table-cell>
          <table:table-cell table:style-name="Default" office:value-type="string" calcext:value-type="string">
            <text:p>i-19</text:p>
          </table:table-cell>
          <table:table-cell table:style-name="Default" office:value-type="string" calcext:value-type="string">
            <text:p>i-20</text:p>
          </table:table-cell>
          <table:table-cell table:style-name="Default" office:value-type="string" calcext:value-type="string">
            <text:p>i-21</text:p>
          </table:table-cell>
          <table:table-cell table:style-name="Default" office:value-type="string" calcext:value-type="string">
            <text:p>i-22</text:p>
          </table:table-cell>
          <table:table-cell table:style-name="Default" office:value-type="string" calcext:value-type="string">
            <text:p>i-23</text:p>
          </table:table-cell>
          <table:table-cell table:style-name="Default" office:value-type="string" calcext:value-type="string">
            <text:p>i-24</text:p>
          </table:table-cell>
          <table:table-cell table:style-name="Default" office:value-type="string" calcext:value-type="string">
            <text:p>i-25</text:p>
          </table:table-cell>
          <table:table-cell table:style-name="Default" office:value-type="string" calcext:value-type="string">
            <text:p>i-26</text:p>
          </table:table-cell>
          <table:table-cell table:style-name="Default" office:value-type="string" calcext:value-type="string">
            <text:p>i-27</text:p>
          </table:table-cell>
          <table:table-cell table:style-name="Default" office:value-type="string" calcext:value-type="string">
            <text:p>i-28</text:p>
          </table:table-cell>
          <table:table-cell table:style-name="Default" office:value-type="string" calcext:value-type="string">
            <text:p>i-29</text:p>
          </table:table-cell>
          <table:table-cell table:style-name="Default" office:value-type="string" calcext:value-type="string">
            <text:p>i-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4"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table:number-columns-repeated="31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table:number-columns-repeated="31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table:number-columns-repeated="31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table:number-columns-repeated="31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table:number-columns-repeated="31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table:number-columns-repeated="31"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table:number-columns-repeated="31"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table:number-columns-repeated="31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table:number-columns-repeated="31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table:number-columns-repeated="31"/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table:number-columns-repeated="31"/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table:number-columns-repeated="31"/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table:number-columns-repeated="31"/>
        </table:table-row>
        <table:table-row table:style-name="ro1"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n\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IF(OR([.B$65]&lt;0;[.B$65]&gt;=[.$A66]/2);0;IF([.B$65]=0;1;[.A65]+[.B65]))" office:value-type="float" office:value="1" calcext:value-type="float">
            <text:p>1</text:p>
          </table:table-cell>
          <table:table-cell table:style-name="ce6" table:formula="of:=IF(OR([.C$65]&lt;0;[.C$65]&gt;=[.$A66]/2);0;IF([.C$65]=0;1;[.B65]+[.C65]))" office:value-type="float" office:value="0" calcext:value-type="float">
            <text:p>0</text:p>
          </table:table-cell>
          <table:table-cell table:style-name="ce6" table:formula="of:=IF(OR([.D$65]&lt;0;[.D$65]&gt;=[.$A66]/2);0;IF([.D$65]=0;1;[.C65]+[.D65]))" office:value-type="float" office:value="0" calcext:value-type="float">
            <text:p>0</text:p>
          </table:table-cell>
          <table:table-cell table:style-name="ce6" table:formula="of:=IF(OR([.E$65]&lt;0;[.E$65]&gt;=[.$A66]/2);0;IF([.E$65]=0;1;[.D65]+[.E65]))" office:value-type="float" office:value="0" calcext:value-type="float">
            <text:p>0</text:p>
          </table:table-cell>
          <table:table-cell table:style-name="ce6" table:formula="of:=IF(OR([.F$65]&lt;0;[.F$65]&gt;=[.$A66]/2);0;IF([.F$65]=0;1;[.E65]+[.F65]))" office:value-type="float" office:value="0" calcext:value-type="float">
            <text:p>0</text:p>
          </table:table-cell>
          <table:table-cell table:style-name="ce6" table:formula="of:=IF(OR([.G$65]&lt;0;[.G$65]&gt;=[.$A66]/2);0;IF([.G$65]=0;1;[.F65]+[.G65]))" office:value-type="float" office:value="0" calcext:value-type="float">
            <text:p>0</text:p>
          </table:table-cell>
          <table:table-cell table:style-name="ce6" table:formula="of:=IF(OR([.H$65]&lt;0;[.H$65]&gt;=[.$A66]/2);0;IF([.H$65]=0;1;[.G65]+[.H65]))" office:value-type="float" office:value="0" calcext:value-type="float">
            <text:p>0</text:p>
          </table:table-cell>
          <table:table-cell table:style-name="ce6" table:formula="of:=IF(OR([.I$65]&lt;0;[.I$65]&gt;=[.$A66]/2);0;IF([.I$65]=0;1;[.H65]+[.I65]))" office:value-type="float" office:value="0" calcext:value-type="float">
            <text:p>0</text:p>
          </table:table-cell>
          <table:table-cell table:style-name="ce6" table:formula="of:=IF(OR([.J$65]&lt;0;[.J$65]&gt;=[.$A66]/2);0;IF([.J$65]=0;1;[.I65]+[.J65]))" office:value-type="float" office:value="0" calcext:value-type="float">
            <text:p>0</text:p>
          </table:table-cell>
          <table:table-cell table:style-name="ce6" table:formula="of:=IF(OR([.K$65]&lt;0;[.K$65]&gt;=[.$A66]/2);0;IF([.K$65]=0;1;[.J65]+[.K65]))" office:value-type="float" office:value="0" calcext:value-type="float">
            <text:p>0</text:p>
          </table:table-cell>
          <table:table-cell table:style-name="ce6" table:formula="of:=IF(OR([.L$65]&lt;0;[.L$65]&gt;=[.$A66]/2);0;IF([.L$65]=0;1;[.K65]+[.L65]))" office:value-type="float" office:value="0" calcext:value-type="float">
            <text:p>0</text:p>
          </table:table-cell>
          <table:table-cell table:style-name="ce6" table:number-columns-repeated="5"/>
          <table:table-cell table:style-name="Default"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IF(OR([.B$65]&lt;0;[.B$65]&gt;=[.$A67]/2);0;IF([.B$65]=0;1;[.A66]+[.B66]))" office:value-type="float" office:value="1" calcext:value-type="float">
            <text:p>1</text:p>
          </table:table-cell>
          <table:table-cell table:style-name="ce7" table:formula="of:=IF(OR([.C$65]&lt;0;[.C$65]&gt;=[.$A67]/2);0;IF([.C$65]=0;1;[.B66]+[.C66]))" office:value-type="float" office:value="0" calcext:value-type="float">
            <text:p>0</text:p>
          </table:table-cell>
          <table:table-cell table:style-name="ce7" table:formula="of:=IF(OR([.D$65]&lt;0;[.D$65]&gt;=[.$A67]/2);0;IF([.D$65]=0;1;[.C66]+[.D66]))" office:value-type="float" office:value="0" calcext:value-type="float">
            <text:p>0</text:p>
          </table:table-cell>
          <table:table-cell table:style-name="ce7" table:formula="of:=IF(OR([.E$65]&lt;0;[.E$65]&gt;=[.$A67]/2);0;IF([.E$65]=0;1;[.D66]+[.E66]))" office:value-type="float" office:value="0" calcext:value-type="float">
            <text:p>0</text:p>
          </table:table-cell>
          <table:table-cell table:style-name="ce7" table:formula="of:=IF(OR([.F$65]&lt;0;[.F$65]&gt;=[.$A67]/2);0;IF([.F$65]=0;1;[.E66]+[.F66]))" office:value-type="float" office:value="0" calcext:value-type="float">
            <text:p>0</text:p>
          </table:table-cell>
          <table:table-cell table:style-name="ce7" table:formula="of:=IF(OR([.G$65]&lt;0;[.G$65]&gt;=[.$A67]/2);0;IF([.G$65]=0;1;[.F66]+[.G66]))" office:value-type="float" office:value="0" calcext:value-type="float">
            <text:p>0</text:p>
          </table:table-cell>
          <table:table-cell table:style-name="ce7" table:formula="of:=IF(OR([.H$65]&lt;0;[.H$65]&gt;=[.$A67]/2);0;IF([.H$65]=0;1;[.G66]+[.H66]))" office:value-type="float" office:value="0" calcext:value-type="float">
            <text:p>0</text:p>
          </table:table-cell>
          <table:table-cell table:style-name="ce7" table:formula="of:=IF(OR([.I$65]&lt;0;[.I$65]&gt;=[.$A67]/2);0;IF([.I$65]=0;1;[.H66]+[.I66]))" office:value-type="float" office:value="0" calcext:value-type="float">
            <text:p>0</text:p>
          </table:table-cell>
          <table:table-cell table:style-name="ce7" table:formula="of:=IF(OR([.J$65]&lt;0;[.J$65]&gt;=[.$A67]/2);0;IF([.J$65]=0;1;[.I66]+[.J66]))" office:value-type="float" office:value="0" calcext:value-type="float">
            <text:p>0</text:p>
          </table:table-cell>
          <table:table-cell table:style-name="ce7" table:formula="of:=IF(OR([.K$65]&lt;0;[.K$65]&gt;=[.$A67]/2);0;IF([.K$65]=0;1;[.J66]+[.K66]))" office:value-type="float" office:value="0" calcext:value-type="float">
            <text:p>0</text:p>
          </table:table-cell>
          <table:table-cell table:style-name="ce7" table:formula="of:=IF(OR([.L$65]&lt;0;[.L$65]&gt;=[.$A67]/2);0;IF([.L$65]=0;1;[.K66]+[.L66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IF(OR([.B$65]&lt;0;[.B$65]&gt;=[.$A68]/2);0;IF([.B$65]=0;1;[.A67]+[.B67]))" office:value-type="float" office:value="1" calcext:value-type="float">
            <text:p>1</text:p>
          </table:table-cell>
          <table:table-cell table:style-name="ce7" table:formula="of:=IF(OR([.C$65]&lt;0;[.C$65]&gt;=[.$A68]/2);0;IF([.C$65]=0;1;[.B67]+[.C67]))" office:value-type="float" office:value="1" calcext:value-type="float">
            <text:p>1</text:p>
          </table:table-cell>
          <table:table-cell table:style-name="ce7" table:formula="of:=IF(OR([.D$65]&lt;0;[.D$65]&gt;=[.$A68]/2);0;IF([.D$65]=0;1;[.C67]+[.D67]))" office:value-type="float" office:value="0" calcext:value-type="float">
            <text:p>0</text:p>
          </table:table-cell>
          <table:table-cell table:style-name="ce7" table:formula="of:=IF(OR([.E$65]&lt;0;[.E$65]&gt;=[.$A68]/2);0;IF([.E$65]=0;1;[.D67]+[.E67]))" office:value-type="float" office:value="0" calcext:value-type="float">
            <text:p>0</text:p>
          </table:table-cell>
          <table:table-cell table:style-name="ce7" table:formula="of:=IF(OR([.F$65]&lt;0;[.F$65]&gt;=[.$A68]/2);0;IF([.F$65]=0;1;[.E67]+[.F67]))" office:value-type="float" office:value="0" calcext:value-type="float">
            <text:p>0</text:p>
          </table:table-cell>
          <table:table-cell table:style-name="ce7" table:formula="of:=IF(OR([.G$65]&lt;0;[.G$65]&gt;=[.$A68]/2);0;IF([.G$65]=0;1;[.F67]+[.G67]))" office:value-type="float" office:value="0" calcext:value-type="float">
            <text:p>0</text:p>
          </table:table-cell>
          <table:table-cell table:style-name="ce7" table:formula="of:=IF(OR([.H$65]&lt;0;[.H$65]&gt;=[.$A68]/2);0;IF([.H$65]=0;1;[.G67]+[.H67]))" office:value-type="float" office:value="0" calcext:value-type="float">
            <text:p>0</text:p>
          </table:table-cell>
          <table:table-cell table:style-name="ce7" table:formula="of:=IF(OR([.I$65]&lt;0;[.I$65]&gt;=[.$A68]/2);0;IF([.I$65]=0;1;[.H67]+[.I67]))" office:value-type="float" office:value="0" calcext:value-type="float">
            <text:p>0</text:p>
          </table:table-cell>
          <table:table-cell table:style-name="ce7" table:formula="of:=IF(OR([.J$65]&lt;0;[.J$65]&gt;=[.$A68]/2);0;IF([.J$65]=0;1;[.I67]+[.J67]))" office:value-type="float" office:value="0" calcext:value-type="float">
            <text:p>0</text:p>
          </table:table-cell>
          <table:table-cell table:style-name="ce7" table:formula="of:=IF(OR([.K$65]&lt;0;[.K$65]&gt;=[.$A68]/2);0;IF([.K$65]=0;1;[.J67]+[.K67]))" office:value-type="float" office:value="0" calcext:value-type="float">
            <text:p>0</text:p>
          </table:table-cell>
          <table:table-cell table:style-name="ce7" table:formula="of:=IF(OR([.L$65]&lt;0;[.L$65]&gt;=[.$A68]/2);0;IF([.L$65]=0;1;[.K67]+[.L67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IF(OR([.B$65]&lt;0;[.B$65]&gt;=[.$A69]/2);0;IF([.B$65]=0;1;[.A68]+[.B68]))" office:value-type="float" office:value="1" calcext:value-type="float">
            <text:p>1</text:p>
          </table:table-cell>
          <table:table-cell table:style-name="ce7" table:formula="of:=IF(OR([.C$65]&lt;0;[.C$65]&gt;=[.$A69]/2);0;IF([.C$65]=0;1;[.B68]+[.C68]))" office:value-type="float" office:value="2" calcext:value-type="float">
            <text:p>2</text:p>
          </table:table-cell>
          <table:table-cell table:style-name="ce7" table:formula="of:=IF(OR([.D$65]&lt;0;[.D$65]&gt;=[.$A69]/2);0;IF([.D$65]=0;1;[.C68]+[.D68]))" office:value-type="float" office:value="0" calcext:value-type="float">
            <text:p>0</text:p>
          </table:table-cell>
          <table:table-cell table:style-name="ce7" table:formula="of:=IF(OR([.E$65]&lt;0;[.E$65]&gt;=[.$A69]/2);0;IF([.E$65]=0;1;[.D68]+[.E68]))" office:value-type="float" office:value="0" calcext:value-type="float">
            <text:p>0</text:p>
          </table:table-cell>
          <table:table-cell table:style-name="ce7" table:formula="of:=IF(OR([.F$65]&lt;0;[.F$65]&gt;=[.$A69]/2);0;IF([.F$65]=0;1;[.E68]+[.F68]))" office:value-type="float" office:value="0" calcext:value-type="float">
            <text:p>0</text:p>
          </table:table-cell>
          <table:table-cell table:style-name="ce7" table:formula="of:=IF(OR([.G$65]&lt;0;[.G$65]&gt;=[.$A69]/2);0;IF([.G$65]=0;1;[.F68]+[.G68]))" office:value-type="float" office:value="0" calcext:value-type="float">
            <text:p>0</text:p>
          </table:table-cell>
          <table:table-cell table:style-name="ce7" table:formula="of:=IF(OR([.H$65]&lt;0;[.H$65]&gt;=[.$A69]/2);0;IF([.H$65]=0;1;[.G68]+[.H68]))" office:value-type="float" office:value="0" calcext:value-type="float">
            <text:p>0</text:p>
          </table:table-cell>
          <table:table-cell table:style-name="ce7" table:formula="of:=IF(OR([.I$65]&lt;0;[.I$65]&gt;=[.$A69]/2);0;IF([.I$65]=0;1;[.H68]+[.I68]))" office:value-type="float" office:value="0" calcext:value-type="float">
            <text:p>0</text:p>
          </table:table-cell>
          <table:table-cell table:style-name="ce7" table:formula="of:=IF(OR([.J$65]&lt;0;[.J$65]&gt;=[.$A69]/2);0;IF([.J$65]=0;1;[.I68]+[.J68]))" office:value-type="float" office:value="0" calcext:value-type="float">
            <text:p>0</text:p>
          </table:table-cell>
          <table:table-cell table:style-name="ce7" table:formula="of:=IF(OR([.K$65]&lt;0;[.K$65]&gt;=[.$A69]/2);0;IF([.K$65]=0;1;[.J68]+[.K68]))" office:value-type="float" office:value="0" calcext:value-type="float">
            <text:p>0</text:p>
          </table:table-cell>
          <table:table-cell table:style-name="ce7" table:formula="of:=IF(OR([.L$65]&lt;0;[.L$65]&gt;=[.$A69]/2);0;IF([.L$65]=0;1;[.K68]+[.L68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IF(OR([.B$65]&lt;0;[.B$65]&gt;=[.$A70]/2);0;IF([.B$65]=0;1;[.A69]+[.B69]))" office:value-type="float" office:value="1" calcext:value-type="float">
            <text:p>1</text:p>
          </table:table-cell>
          <table:table-cell table:style-name="ce7" table:formula="of:=IF(OR([.C$65]&lt;0;[.C$65]&gt;=[.$A70]/2);0;IF([.C$65]=0;1;[.B69]+[.C69]))" office:value-type="float" office:value="3" calcext:value-type="float">
            <text:p>3</text:p>
          </table:table-cell>
          <table:table-cell table:style-name="ce7" table:formula="of:=IF(OR([.D$65]&lt;0;[.D$65]&gt;=[.$A70]/2);0;IF([.D$65]=0;1;[.C69]+[.D69]))" office:value-type="float" office:value="2" calcext:value-type="float">
            <text:p>2</text:p>
          </table:table-cell>
          <table:table-cell table:style-name="ce7" table:formula="of:=IF(OR([.E$65]&lt;0;[.E$65]&gt;=[.$A70]/2);0;IF([.E$65]=0;1;[.D69]+[.E69]))" office:value-type="float" office:value="0" calcext:value-type="float">
            <text:p>0</text:p>
          </table:table-cell>
          <table:table-cell table:style-name="ce7" table:formula="of:=IF(OR([.F$65]&lt;0;[.F$65]&gt;=[.$A70]/2);0;IF([.F$65]=0;1;[.E69]+[.F69]))" office:value-type="float" office:value="0" calcext:value-type="float">
            <text:p>0</text:p>
          </table:table-cell>
          <table:table-cell table:style-name="ce7" table:formula="of:=IF(OR([.G$65]&lt;0;[.G$65]&gt;=[.$A70]/2);0;IF([.G$65]=0;1;[.F69]+[.G69]))" office:value-type="float" office:value="0" calcext:value-type="float">
            <text:p>0</text:p>
          </table:table-cell>
          <table:table-cell table:style-name="ce7" table:formula="of:=IF(OR([.H$65]&lt;0;[.H$65]&gt;=[.$A70]/2);0;IF([.H$65]=0;1;[.G69]+[.H69]))" office:value-type="float" office:value="0" calcext:value-type="float">
            <text:p>0</text:p>
          </table:table-cell>
          <table:table-cell table:style-name="ce7" table:formula="of:=IF(OR([.I$65]&lt;0;[.I$65]&gt;=[.$A70]/2);0;IF([.I$65]=0;1;[.H69]+[.I69]))" office:value-type="float" office:value="0" calcext:value-type="float">
            <text:p>0</text:p>
          </table:table-cell>
          <table:table-cell table:style-name="ce7" table:formula="of:=IF(OR([.J$65]&lt;0;[.J$65]&gt;=[.$A70]/2);0;IF([.J$65]=0;1;[.I69]+[.J69]))" office:value-type="float" office:value="0" calcext:value-type="float">
            <text:p>0</text:p>
          </table:table-cell>
          <table:table-cell table:style-name="ce7" table:formula="of:=IF(OR([.K$65]&lt;0;[.K$65]&gt;=[.$A70]/2);0;IF([.K$65]=0;1;[.J69]+[.K69]))" office:value-type="float" office:value="0" calcext:value-type="float">
            <text:p>0</text:p>
          </table:table-cell>
          <table:table-cell table:style-name="ce7" table:formula="of:=IF(OR([.L$65]&lt;0;[.L$65]&gt;=[.$A70]/2);0;IF([.L$65]=0;1;[.K69]+[.L69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IF(OR([.B$65]&lt;0;[.B$65]&gt;=[.$A71]/2);0;IF([.B$65]=0;1;[.A70]+[.B70]))" office:value-type="float" office:value="1" calcext:value-type="float">
            <text:p>1</text:p>
          </table:table-cell>
          <table:table-cell table:style-name="ce7" table:formula="of:=IF(OR([.C$65]&lt;0;[.C$65]&gt;=[.$A71]/2);0;IF([.C$65]=0;1;[.B70]+[.C70]))" office:value-type="float" office:value="4" calcext:value-type="float">
            <text:p>4</text:p>
          </table:table-cell>
          <table:table-cell table:style-name="ce7" table:formula="of:=IF(OR([.D$65]&lt;0;[.D$65]&gt;=[.$A71]/2);0;IF([.D$65]=0;1;[.C70]+[.D70]))" office:value-type="float" office:value="5" calcext:value-type="float">
            <text:p>5</text:p>
          </table:table-cell>
          <table:table-cell table:style-name="ce7" table:formula="of:=IF(OR([.E$65]&lt;0;[.E$65]&gt;=[.$A71]/2);0;IF([.E$65]=0;1;[.D70]+[.E70]))" office:value-type="float" office:value="0" calcext:value-type="float">
            <text:p>0</text:p>
          </table:table-cell>
          <table:table-cell table:style-name="ce7" table:formula="of:=IF(OR([.F$65]&lt;0;[.F$65]&gt;=[.$A71]/2);0;IF([.F$65]=0;1;[.E70]+[.F70]))" office:value-type="float" office:value="0" calcext:value-type="float">
            <text:p>0</text:p>
          </table:table-cell>
          <table:table-cell table:style-name="ce7" table:formula="of:=IF(OR([.G$65]&lt;0;[.G$65]&gt;=[.$A71]/2);0;IF([.G$65]=0;1;[.F70]+[.G70]))" office:value-type="float" office:value="0" calcext:value-type="float">
            <text:p>0</text:p>
          </table:table-cell>
          <table:table-cell table:style-name="ce7" table:formula="of:=IF(OR([.H$65]&lt;0;[.H$65]&gt;=[.$A71]/2);0;IF([.H$65]=0;1;[.G70]+[.H70]))" office:value-type="float" office:value="0" calcext:value-type="float">
            <text:p>0</text:p>
          </table:table-cell>
          <table:table-cell table:style-name="ce7" table:formula="of:=IF(OR([.I$65]&lt;0;[.I$65]&gt;=[.$A71]/2);0;IF([.I$65]=0;1;[.H70]+[.I70]))" office:value-type="float" office:value="0" calcext:value-type="float">
            <text:p>0</text:p>
          </table:table-cell>
          <table:table-cell table:style-name="ce7" table:formula="of:=IF(OR([.J$65]&lt;0;[.J$65]&gt;=[.$A71]/2);0;IF([.J$65]=0;1;[.I70]+[.J70]))" office:value-type="float" office:value="0" calcext:value-type="float">
            <text:p>0</text:p>
          </table:table-cell>
          <table:table-cell table:style-name="ce7" table:formula="of:=IF(OR([.K$65]&lt;0;[.K$65]&gt;=[.$A71]/2);0;IF([.K$65]=0;1;[.J70]+[.K70]))" office:value-type="float" office:value="0" calcext:value-type="float">
            <text:p>0</text:p>
          </table:table-cell>
          <table:table-cell table:style-name="ce7" table:formula="of:=IF(OR([.L$65]&lt;0;[.L$65]&gt;=[.$A71]/2);0;IF([.L$65]=0;1;[.K70]+[.L70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IF(OR([.B$65]&lt;0;[.B$65]&gt;=[.$A72]/2);0;IF([.B$65]=0;1;[.A71]+[.B71]))" office:value-type="float" office:value="1" calcext:value-type="float">
            <text:p>1</text:p>
          </table:table-cell>
          <table:table-cell table:style-name="ce7" table:formula="of:=IF(OR([.C$65]&lt;0;[.C$65]&gt;=[.$A72]/2);0;IF([.C$65]=0;1;[.B71]+[.C71]))" office:value-type="float" office:value="5" calcext:value-type="float">
            <text:p>5</text:p>
          </table:table-cell>
          <table:table-cell table:style-name="ce7" table:formula="of:=IF(OR([.D$65]&lt;0;[.D$65]&gt;=[.$A72]/2);0;IF([.D$65]=0;1;[.C71]+[.D71]))" office:value-type="float" office:value="9" calcext:value-type="float">
            <text:p>9</text:p>
          </table:table-cell>
          <table:table-cell table:style-name="ce7" table:formula="of:=IF(OR([.E$65]&lt;0;[.E$65]&gt;=[.$A72]/2);0;IF([.E$65]=0;1;[.D71]+[.E71]))" office:value-type="float" office:value="5" calcext:value-type="float">
            <text:p>5</text:p>
          </table:table-cell>
          <table:table-cell table:style-name="ce7" table:formula="of:=IF(OR([.F$65]&lt;0;[.F$65]&gt;=[.$A72]/2);0;IF([.F$65]=0;1;[.E71]+[.F71]))" office:value-type="float" office:value="0" calcext:value-type="float">
            <text:p>0</text:p>
          </table:table-cell>
          <table:table-cell table:style-name="ce7" table:formula="of:=IF(OR([.G$65]&lt;0;[.G$65]&gt;=[.$A72]/2);0;IF([.G$65]=0;1;[.F71]+[.G71]))" office:value-type="float" office:value="0" calcext:value-type="float">
            <text:p>0</text:p>
          </table:table-cell>
          <table:table-cell table:style-name="ce7" table:formula="of:=IF(OR([.H$65]&lt;0;[.H$65]&gt;=[.$A72]/2);0;IF([.H$65]=0;1;[.G71]+[.H71]))" office:value-type="float" office:value="0" calcext:value-type="float">
            <text:p>0</text:p>
          </table:table-cell>
          <table:table-cell table:style-name="ce7" table:formula="of:=IF(OR([.I$65]&lt;0;[.I$65]&gt;=[.$A72]/2);0;IF([.I$65]=0;1;[.H71]+[.I71]))" office:value-type="float" office:value="0" calcext:value-type="float">
            <text:p>0</text:p>
          </table:table-cell>
          <table:table-cell table:style-name="ce7" table:formula="of:=IF(OR([.J$65]&lt;0;[.J$65]&gt;=[.$A72]/2);0;IF([.J$65]=0;1;[.I71]+[.J71]))" office:value-type="float" office:value="0" calcext:value-type="float">
            <text:p>0</text:p>
          </table:table-cell>
          <table:table-cell table:style-name="ce7" table:formula="of:=IF(OR([.K$65]&lt;0;[.K$65]&gt;=[.$A72]/2);0;IF([.K$65]=0;1;[.J71]+[.K71]))" office:value-type="float" office:value="0" calcext:value-type="float">
            <text:p>0</text:p>
          </table:table-cell>
          <table:table-cell table:style-name="ce7" table:formula="of:=IF(OR([.L$65]&lt;0;[.L$65]&gt;=[.$A72]/2);0;IF([.L$65]=0;1;[.K71]+[.L71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IF(OR([.B$65]&lt;0;[.B$65]&gt;=[.$A73]/2);0;IF([.B$65]=0;1;[.A72]+[.B72]))" office:value-type="float" office:value="1" calcext:value-type="float">
            <text:p>1</text:p>
          </table:table-cell>
          <table:table-cell table:style-name="ce7" table:formula="of:=IF(OR([.C$65]&lt;0;[.C$65]&gt;=[.$A73]/2);0;IF([.C$65]=0;1;[.B72]+[.C72]))" office:value-type="float" office:value="6" calcext:value-type="float">
            <text:p>6</text:p>
          </table:table-cell>
          <table:table-cell table:style-name="ce7" table:formula="of:=IF(OR([.D$65]&lt;0;[.D$65]&gt;=[.$A73]/2);0;IF([.D$65]=0;1;[.C72]+[.D72]))" office:value-type="float" office:value="14" calcext:value-type="float">
            <text:p>14</text:p>
          </table:table-cell>
          <table:table-cell table:style-name="ce7" table:formula="of:=IF(OR([.E$65]&lt;0;[.E$65]&gt;=[.$A73]/2);0;IF([.E$65]=0;1;[.D72]+[.E72]))" office:value-type="float" office:value="14" calcext:value-type="float">
            <text:p>14</text:p>
          </table:table-cell>
          <table:table-cell table:style-name="ce7" table:formula="of:=IF(OR([.F$65]&lt;0;[.F$65]&gt;=[.$A73]/2);0;IF([.F$65]=0;1;[.E72]+[.F72]))" office:value-type="float" office:value="0" calcext:value-type="float">
            <text:p>0</text:p>
          </table:table-cell>
          <table:table-cell table:style-name="ce7" table:formula="of:=IF(OR([.G$65]&lt;0;[.G$65]&gt;=[.$A73]/2);0;IF([.G$65]=0;1;[.F72]+[.G72]))" office:value-type="float" office:value="0" calcext:value-type="float">
            <text:p>0</text:p>
          </table:table-cell>
          <table:table-cell table:style-name="ce7" table:formula="of:=IF(OR([.H$65]&lt;0;[.H$65]&gt;=[.$A73]/2);0;IF([.H$65]=0;1;[.G72]+[.H72]))" office:value-type="float" office:value="0" calcext:value-type="float">
            <text:p>0</text:p>
          </table:table-cell>
          <table:table-cell table:style-name="ce7" table:formula="of:=IF(OR([.I$65]&lt;0;[.I$65]&gt;=[.$A73]/2);0;IF([.I$65]=0;1;[.H72]+[.I72]))" office:value-type="float" office:value="0" calcext:value-type="float">
            <text:p>0</text:p>
          </table:table-cell>
          <table:table-cell table:style-name="ce7" table:formula="of:=IF(OR([.J$65]&lt;0;[.J$65]&gt;=[.$A73]/2);0;IF([.J$65]=0;1;[.I72]+[.J72]))" office:value-type="float" office:value="0" calcext:value-type="float">
            <text:p>0</text:p>
          </table:table-cell>
          <table:table-cell table:style-name="ce7" table:formula="of:=IF(OR([.K$65]&lt;0;[.K$65]&gt;=[.$A73]/2);0;IF([.K$65]=0;1;[.J72]+[.K72]))" office:value-type="float" office:value="0" calcext:value-type="float">
            <text:p>0</text:p>
          </table:table-cell>
          <table:table-cell table:style-name="ce7" table:formula="of:=IF(OR([.L$65]&lt;0;[.L$65]&gt;=[.$A73]/2);0;IF([.L$65]=0;1;[.K72]+[.L72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IF(OR([.B$65]&lt;0;[.B$65]&gt;=[.$A74]/2);0;IF([.B$65]=0;1;[.A73]+[.B73]))" office:value-type="float" office:value="1" calcext:value-type="float">
            <text:p>1</text:p>
          </table:table-cell>
          <table:table-cell table:style-name="ce7" table:formula="of:=IF(OR([.C$65]&lt;0;[.C$65]&gt;=[.$A74]/2);0;IF([.C$65]=0;1;[.B73]+[.C73]))" office:value-type="float" office:value="7" calcext:value-type="float">
            <text:p>7</text:p>
          </table:table-cell>
          <table:table-cell table:style-name="ce7" table:formula="of:=IF(OR([.D$65]&lt;0;[.D$65]&gt;=[.$A74]/2);0;IF([.D$65]=0;1;[.C73]+[.D73]))" office:value-type="float" office:value="20" calcext:value-type="float">
            <text:p>20</text:p>
          </table:table-cell>
          <table:table-cell table:style-name="ce7" table:formula="of:=IF(OR([.E$65]&lt;0;[.E$65]&gt;=[.$A74]/2);0;IF([.E$65]=0;1;[.D73]+[.E73]))" office:value-type="float" office:value="28" calcext:value-type="float">
            <text:p>28</text:p>
          </table:table-cell>
          <table:table-cell table:style-name="ce7" table:formula="of:=IF(OR([.F$65]&lt;0;[.F$65]&gt;=[.$A74]/2);0;IF([.F$65]=0;1;[.E73]+[.F73]))" office:value-type="float" office:value="14" calcext:value-type="float">
            <text:p>14</text:p>
          </table:table-cell>
          <table:table-cell table:style-name="ce7" table:formula="of:=IF(OR([.G$65]&lt;0;[.G$65]&gt;=[.$A74]/2);0;IF([.G$65]=0;1;[.F73]+[.G73]))" office:value-type="float" office:value="0" calcext:value-type="float">
            <text:p>0</text:p>
          </table:table-cell>
          <table:table-cell table:style-name="ce7" table:formula="of:=IF(OR([.H$65]&lt;0;[.H$65]&gt;=[.$A74]/2);0;IF([.H$65]=0;1;[.G73]+[.H73]))" office:value-type="float" office:value="0" calcext:value-type="float">
            <text:p>0</text:p>
          </table:table-cell>
          <table:table-cell table:style-name="ce7" table:formula="of:=IF(OR([.I$65]&lt;0;[.I$65]&gt;=[.$A74]/2);0;IF([.I$65]=0;1;[.H73]+[.I73]))" office:value-type="float" office:value="0" calcext:value-type="float">
            <text:p>0</text:p>
          </table:table-cell>
          <table:table-cell table:style-name="ce7" table:formula="of:=IF(OR([.J$65]&lt;0;[.J$65]&gt;=[.$A74]/2);0;IF([.J$65]=0;1;[.I73]+[.J73]))" office:value-type="float" office:value="0" calcext:value-type="float">
            <text:p>0</text:p>
          </table:table-cell>
          <table:table-cell table:style-name="ce7" table:formula="of:=IF(OR([.K$65]&lt;0;[.K$65]&gt;=[.$A74]/2);0;IF([.K$65]=0;1;[.J73]+[.K73]))" office:value-type="float" office:value="0" calcext:value-type="float">
            <text:p>0</text:p>
          </table:table-cell>
          <table:table-cell table:style-name="ce7" table:formula="of:=IF(OR([.L$65]&lt;0;[.L$65]&gt;=[.$A74]/2);0;IF([.L$65]=0;1;[.K73]+[.L73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IF(OR([.B$65]&lt;0;[.B$65]&gt;=[.$A75]/2);0;IF([.B$65]=0;1;[.A74]+[.B74]))" office:value-type="float" office:value="1" calcext:value-type="float">
            <text:p>1</text:p>
          </table:table-cell>
          <table:table-cell table:style-name="ce7" table:formula="of:=IF(OR([.C$65]&lt;0;[.C$65]&gt;=[.$A75]/2);0;IF([.C$65]=0;1;[.B74]+[.C74]))" office:value-type="float" office:value="8" calcext:value-type="float">
            <text:p>8</text:p>
          </table:table-cell>
          <table:table-cell table:style-name="ce7" table:formula="of:=IF(OR([.D$65]&lt;0;[.D$65]&gt;=[.$A75]/2);0;IF([.D$65]=0;1;[.C74]+[.D74]))" office:value-type="float" office:value="27" calcext:value-type="float">
            <text:p>27</text:p>
          </table:table-cell>
          <table:table-cell table:style-name="ce7" table:formula="of:=IF(OR([.E$65]&lt;0;[.E$65]&gt;=[.$A75]/2);0;IF([.E$65]=0;1;[.D74]+[.E74]))" office:value-type="float" office:value="48" calcext:value-type="float">
            <text:p>48</text:p>
          </table:table-cell>
          <table:table-cell table:style-name="ce7" table:formula="of:=IF(OR([.F$65]&lt;0;[.F$65]&gt;=[.$A75]/2);0;IF([.F$65]=0;1;[.E74]+[.F74]))" office:value-type="float" office:value="42" calcext:value-type="float">
            <text:p>42</text:p>
          </table:table-cell>
          <table:table-cell table:style-name="ce7" table:formula="of:=IF(OR([.G$65]&lt;0;[.G$65]&gt;=[.$A75]/2);0;IF([.G$65]=0;1;[.F74]+[.G74]))" office:value-type="float" office:value="0" calcext:value-type="float">
            <text:p>0</text:p>
          </table:table-cell>
          <table:table-cell table:style-name="ce7" table:formula="of:=IF(OR([.H$65]&lt;0;[.H$65]&gt;=[.$A75]/2);0;IF([.H$65]=0;1;[.G74]+[.H74]))" office:value-type="float" office:value="0" calcext:value-type="float">
            <text:p>0</text:p>
          </table:table-cell>
          <table:table-cell table:style-name="ce7" table:formula="of:=IF(OR([.I$65]&lt;0;[.I$65]&gt;=[.$A75]/2);0;IF([.I$65]=0;1;[.H74]+[.I74]))" office:value-type="float" office:value="0" calcext:value-type="float">
            <text:p>0</text:p>
          </table:table-cell>
          <table:table-cell table:style-name="ce7" table:formula="of:=IF(OR([.J$65]&lt;0;[.J$65]&gt;=[.$A75]/2);0;IF([.J$65]=0;1;[.I74]+[.J74]))" office:value-type="float" office:value="0" calcext:value-type="float">
            <text:p>0</text:p>
          </table:table-cell>
          <table:table-cell table:style-name="ce7" table:formula="of:=IF(OR([.K$65]&lt;0;[.K$65]&gt;=[.$A75]/2);0;IF([.K$65]=0;1;[.J74]+[.K74]))" office:value-type="float" office:value="0" calcext:value-type="float">
            <text:p>0</text:p>
          </table:table-cell>
          <table:table-cell table:style-name="ce7" table:formula="of:=IF(OR([.L$65]&lt;0;[.L$65]&gt;=[.$A75]/2);0;IF([.L$65]=0;1;[.K74]+[.L74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IF(OR([.B$65]&lt;0;[.B$65]&gt;=[.$A76]/2);0;IF([.B$65]=0;1;[.A75]+[.B75]))" office:value-type="float" office:value="1" calcext:value-type="float">
            <text:p>1</text:p>
          </table:table-cell>
          <table:table-cell table:style-name="ce7" table:formula="of:=IF(OR([.C$65]&lt;0;[.C$65]&gt;=[.$A76]/2);0;IF([.C$65]=0;1;[.B75]+[.C75]))" office:value-type="float" office:value="9" calcext:value-type="float">
            <text:p>9</text:p>
          </table:table-cell>
          <table:table-cell table:style-name="ce7" table:formula="of:=IF(OR([.D$65]&lt;0;[.D$65]&gt;=[.$A76]/2);0;IF([.D$65]=0;1;[.C75]+[.D75]))" office:value-type="float" office:value="35" calcext:value-type="float">
            <text:p>35</text:p>
          </table:table-cell>
          <table:table-cell table:style-name="ce7" table:formula="of:=IF(OR([.E$65]&lt;0;[.E$65]&gt;=[.$A76]/2);0;IF([.E$65]=0;1;[.D75]+[.E75]))" office:value-type="float" office:value="75" calcext:value-type="float">
            <text:p>75</text:p>
          </table:table-cell>
          <table:table-cell table:style-name="ce7" table:formula="of:=IF(OR([.F$65]&lt;0;[.F$65]&gt;=[.$A76]/2);0;IF([.F$65]=0;1;[.E75]+[.F75]))" office:value-type="float" office:value="90" calcext:value-type="float">
            <text:p>90</text:p>
          </table:table-cell>
          <table:table-cell table:style-name="ce7" table:formula="of:=IF(OR([.G$65]&lt;0;[.G$65]&gt;=[.$A76]/2);0;IF([.G$65]=0;1;[.F75]+[.G75]))" office:value-type="float" office:value="42" calcext:value-type="float">
            <text:p>42</text:p>
          </table:table-cell>
          <table:table-cell table:style-name="ce7" table:formula="of:=IF(OR([.H$65]&lt;0;[.H$65]&gt;=[.$A76]/2);0;IF([.H$65]=0;1;[.G75]+[.H75]))" office:value-type="float" office:value="0" calcext:value-type="float">
            <text:p>0</text:p>
          </table:table-cell>
          <table:table-cell table:style-name="ce7" table:formula="of:=IF(OR([.I$65]&lt;0;[.I$65]&gt;=[.$A76]/2);0;IF([.I$65]=0;1;[.H75]+[.I75]))" office:value-type="float" office:value="0" calcext:value-type="float">
            <text:p>0</text:p>
          </table:table-cell>
          <table:table-cell table:style-name="ce7" table:formula="of:=IF(OR([.J$65]&lt;0;[.J$65]&gt;=[.$A76]/2);0;IF([.J$65]=0;1;[.I75]+[.J75]))" office:value-type="float" office:value="0" calcext:value-type="float">
            <text:p>0</text:p>
          </table:table-cell>
          <table:table-cell table:style-name="ce7" table:formula="of:=IF(OR([.K$65]&lt;0;[.K$65]&gt;=[.$A76]/2);0;IF([.K$65]=0;1;[.J75]+[.K75]))" office:value-type="float" office:value="0" calcext:value-type="float">
            <text:p>0</text:p>
          </table:table-cell>
          <table:table-cell table:style-name="ce7" table:formula="of:=IF(OR([.L$65]&lt;0;[.L$65]&gt;=[.$A76]/2);0;IF([.L$65]=0;1;[.K75]+[.L75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IF(OR([.B$65]&lt;0;[.B$65]&gt;=[.$A77]/2);0;IF([.B$65]=0;1;[.A76]+[.B76]))" office:value-type="float" office:value="1" calcext:value-type="float">
            <text:p>1</text:p>
          </table:table-cell>
          <table:table-cell table:style-name="ce7" table:formula="of:=IF(OR([.C$65]&lt;0;[.C$65]&gt;=[.$A77]/2);0;IF([.C$65]=0;1;[.B76]+[.C76]))" office:value-type="float" office:value="10" calcext:value-type="float">
            <text:p>10</text:p>
          </table:table-cell>
          <table:table-cell table:style-name="ce7" table:formula="of:=IF(OR([.D$65]&lt;0;[.D$65]&gt;=[.$A77]/2);0;IF([.D$65]=0;1;[.C76]+[.D76]))" office:value-type="float" office:value="44" calcext:value-type="float">
            <text:p>44</text:p>
          </table:table-cell>
          <table:table-cell table:style-name="ce7" table:formula="of:=IF(OR([.E$65]&lt;0;[.E$65]&gt;=[.$A77]/2);0;IF([.E$65]=0;1;[.D76]+[.E76]))" office:value-type="float" office:value="110" calcext:value-type="float">
            <text:p>110</text:p>
          </table:table-cell>
          <table:table-cell table:style-name="ce7" table:formula="of:=IF(OR([.F$65]&lt;0;[.F$65]&gt;=[.$A77]/2);0;IF([.F$65]=0;1;[.E76]+[.F76]))" office:value-type="float" office:value="165" calcext:value-type="float">
            <text:p>165</text:p>
          </table:table-cell>
          <table:table-cell table:style-name="ce7" table:formula="of:=IF(OR([.G$65]&lt;0;[.G$65]&gt;=[.$A77]/2);0;IF([.G$65]=0;1;[.F76]+[.G76]))" office:value-type="float" office:value="132" calcext:value-type="float">
            <text:p>132</text:p>
          </table:table-cell>
          <table:table-cell table:style-name="ce7" table:formula="of:=IF(OR([.H$65]&lt;0;[.H$65]&gt;=[.$A77]/2);0;IF([.H$65]=0;1;[.G76]+[.H76]))" office:value-type="float" office:value="0" calcext:value-type="float">
            <text:p>0</text:p>
          </table:table-cell>
          <table:table-cell table:style-name="ce7" table:formula="of:=IF(OR([.I$65]&lt;0;[.I$65]&gt;=[.$A77]/2);0;IF([.I$65]=0;1;[.H76]+[.I76]))" office:value-type="float" office:value="0" calcext:value-type="float">
            <text:p>0</text:p>
          </table:table-cell>
          <table:table-cell table:style-name="ce7" table:formula="of:=IF(OR([.J$65]&lt;0;[.J$65]&gt;=[.$A77]/2);0;IF([.J$65]=0;1;[.I76]+[.J76]))" office:value-type="float" office:value="0" calcext:value-type="float">
            <text:p>0</text:p>
          </table:table-cell>
          <table:table-cell table:style-name="ce7" table:formula="of:=IF(OR([.K$65]&lt;0;[.K$65]&gt;=[.$A77]/2);0;IF([.K$65]=0;1;[.J76]+[.K76]))" office:value-type="float" office:value="0" calcext:value-type="float">
            <text:p>0</text:p>
          </table:table-cell>
          <table:table-cell table:style-name="ce7" table:formula="of:=IF(OR([.L$65]&lt;0;[.L$65]&gt;=[.$A77]/2);0;IF([.L$65]=0;1;[.K76]+[.L76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IF(OR([.B$65]&lt;0;[.B$65]&gt;=[.$A78]/2);0;IF([.B$65]=0;1;[.A77]+[.B77]))" office:value-type="float" office:value="1" calcext:value-type="float">
            <text:p>1</text:p>
          </table:table-cell>
          <table:table-cell table:style-name="ce7" table:formula="of:=IF(OR([.C$65]&lt;0;[.C$65]&gt;=[.$A78]/2);0;IF([.C$65]=0;1;[.B77]+[.C77]))" office:value-type="float" office:value="11" calcext:value-type="float">
            <text:p>11</text:p>
          </table:table-cell>
          <table:table-cell table:style-name="ce7" table:formula="of:=IF(OR([.D$65]&lt;0;[.D$65]&gt;=[.$A78]/2);0;IF([.D$65]=0;1;[.C77]+[.D77]))" office:value-type="float" office:value="54" calcext:value-type="float">
            <text:p>54</text:p>
          </table:table-cell>
          <table:table-cell table:style-name="ce7" table:formula="of:=IF(OR([.E$65]&lt;0;[.E$65]&gt;=[.$A78]/2);0;IF([.E$65]=0;1;[.D77]+[.E77]))" office:value-type="float" office:value="154" calcext:value-type="float">
            <text:p>154</text:p>
          </table:table-cell>
          <table:table-cell table:style-name="ce7" table:formula="of:=IF(OR([.F$65]&lt;0;[.F$65]&gt;=[.$A78]/2);0;IF([.F$65]=0;1;[.E77]+[.F77]))" office:value-type="float" office:value="275" calcext:value-type="float">
            <text:p>275</text:p>
          </table:table-cell>
          <table:table-cell table:style-name="ce7" table:formula="of:=IF(OR([.G$65]&lt;0;[.G$65]&gt;=[.$A78]/2);0;IF([.G$65]=0;1;[.F77]+[.G77]))" office:value-type="float" office:value="297" calcext:value-type="float">
            <text:p>297</text:p>
          </table:table-cell>
          <table:table-cell table:style-name="ce7" table:formula="of:=IF(OR([.H$65]&lt;0;[.H$65]&gt;=[.$A78]/2);0;IF([.H$65]=0;1;[.G77]+[.H77]))" office:value-type="float" office:value="132" calcext:value-type="float">
            <text:p>132</text:p>
          </table:table-cell>
          <table:table-cell table:style-name="ce7" table:formula="of:=IF(OR([.I$65]&lt;0;[.I$65]&gt;=[.$A78]/2);0;IF([.I$65]=0;1;[.H77]+[.I77]))" office:value-type="float" office:value="0" calcext:value-type="float">
            <text:p>0</text:p>
          </table:table-cell>
          <table:table-cell table:style-name="ce7" table:formula="of:=IF(OR([.J$65]&lt;0;[.J$65]&gt;=[.$A78]/2);0;IF([.J$65]=0;1;[.I77]+[.J77]))" office:value-type="float" office:value="0" calcext:value-type="float">
            <text:p>0</text:p>
          </table:table-cell>
          <table:table-cell table:style-name="ce7" table:formula="of:=IF(OR([.K$65]&lt;0;[.K$65]&gt;=[.$A78]/2);0;IF([.K$65]=0;1;[.J77]+[.K77]))" office:value-type="float" office:value="0" calcext:value-type="float">
            <text:p>0</text:p>
          </table:table-cell>
          <table:table-cell table:style-name="ce7" table:formula="of:=IF(OR([.L$65]&lt;0;[.L$65]&gt;=[.$A78]/2);0;IF([.L$65]=0;1;[.K77]+[.L77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IF(OR([.B$65]&lt;0;[.B$65]&gt;=[.$A79]/2);0;IF([.B$65]=0;1;[.A78]+[.B78]))" office:value-type="float" office:value="1" calcext:value-type="float">
            <text:p>1</text:p>
          </table:table-cell>
          <table:table-cell table:style-name="ce7" table:formula="of:=IF(OR([.C$65]&lt;0;[.C$65]&gt;=[.$A79]/2);0;IF([.C$65]=0;1;[.B78]+[.C78]))" office:value-type="float" office:value="12" calcext:value-type="float">
            <text:p>12</text:p>
          </table:table-cell>
          <table:table-cell table:style-name="ce7" table:formula="of:=IF(OR([.D$65]&lt;0;[.D$65]&gt;=[.$A79]/2);0;IF([.D$65]=0;1;[.C78]+[.D78]))" office:value-type="float" office:value="65" calcext:value-type="float">
            <text:p>65</text:p>
          </table:table-cell>
          <table:table-cell table:style-name="ce7" table:formula="of:=IF(OR([.E$65]&lt;0;[.E$65]&gt;=[.$A79]/2);0;IF([.E$65]=0;1;[.D78]+[.E78]))" office:value-type="float" office:value="208" calcext:value-type="float">
            <text:p>208</text:p>
          </table:table-cell>
          <table:table-cell table:style-name="ce7" table:formula="of:=IF(OR([.F$65]&lt;0;[.F$65]&gt;=[.$A79]/2);0;IF([.F$65]=0;1;[.E78]+[.F78]))" office:value-type="float" office:value="429" calcext:value-type="float">
            <text:p>429</text:p>
          </table:table-cell>
          <table:table-cell table:style-name="ce7" table:formula="of:=IF(OR([.G$65]&lt;0;[.G$65]&gt;=[.$A79]/2);0;IF([.G$65]=0;1;[.F78]+[.G78]))" office:value-type="float" office:value="572" calcext:value-type="float">
            <text:p>572</text:p>
          </table:table-cell>
          <table:table-cell table:style-name="ce7" table:formula="of:=IF(OR([.H$65]&lt;0;[.H$65]&gt;=[.$A79]/2);0;IF([.H$65]=0;1;[.G78]+[.H78]))" office:value-type="float" office:value="429" calcext:value-type="float">
            <text:p>429</text:p>
          </table:table-cell>
          <table:table-cell table:style-name="ce7" table:formula="of:=IF(OR([.I$65]&lt;0;[.I$65]&gt;=[.$A79]/2);0;IF([.I$65]=0;1;[.H78]+[.I78]))" office:value-type="float" office:value="0" calcext:value-type="float">
            <text:p>0</text:p>
          </table:table-cell>
          <table:table-cell table:style-name="ce7" table:formula="of:=IF(OR([.J$65]&lt;0;[.J$65]&gt;=[.$A79]/2);0;IF([.J$65]=0;1;[.I78]+[.J78]))" office:value-type="float" office:value="0" calcext:value-type="float">
            <text:p>0</text:p>
          </table:table-cell>
          <table:table-cell table:style-name="ce7" table:formula="of:=IF(OR([.K$65]&lt;0;[.K$65]&gt;=[.$A79]/2);0;IF([.K$65]=0;1;[.J78]+[.K78]))" office:value-type="float" office:value="0" calcext:value-type="float">
            <text:p>0</text:p>
          </table:table-cell>
          <table:table-cell table:style-name="ce7" table:formula="of:=IF(OR([.L$65]&lt;0;[.L$65]&gt;=[.$A79]/2);0;IF([.L$65]=0;1;[.K78]+[.L78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IF(OR([.B$65]&lt;0;[.B$65]&gt;=[.$A80]/2);0;IF([.B$65]=0;1;[.A79]+[.B79]))" office:value-type="float" office:value="1" calcext:value-type="float">
            <text:p>1</text:p>
          </table:table-cell>
          <table:table-cell table:style-name="ce7" table:formula="of:=IF(OR([.C$65]&lt;0;[.C$65]&gt;=[.$A80]/2);0;IF([.C$65]=0;1;[.B79]+[.C79]))" office:value-type="float" office:value="13" calcext:value-type="float">
            <text:p>13</text:p>
          </table:table-cell>
          <table:table-cell table:style-name="ce7" table:formula="of:=IF(OR([.D$65]&lt;0;[.D$65]&gt;=[.$A80]/2);0;IF([.D$65]=0;1;[.C79]+[.D79]))" office:value-type="float" office:value="77" calcext:value-type="float">
            <text:p>77</text:p>
          </table:table-cell>
          <table:table-cell table:style-name="ce7" table:formula="of:=IF(OR([.E$65]&lt;0;[.E$65]&gt;=[.$A80]/2);0;IF([.E$65]=0;1;[.D79]+[.E79]))" office:value-type="float" office:value="273" calcext:value-type="float">
            <text:p>273</text:p>
          </table:table-cell>
          <table:table-cell table:style-name="ce7" table:formula="of:=IF(OR([.F$65]&lt;0;[.F$65]&gt;=[.$A80]/2);0;IF([.F$65]=0;1;[.E79]+[.F79]))" office:value-type="float" office:value="637" calcext:value-type="float">
            <text:p>637</text:p>
          </table:table-cell>
          <table:table-cell table:style-name="ce7" table:formula="of:=IF(OR([.G$65]&lt;0;[.G$65]&gt;=[.$A80]/2);0;IF([.G$65]=0;1;[.F79]+[.G79]))" office:value-type="float" office:value="1001" calcext:value-type="float">
            <text:p>1001</text:p>
          </table:table-cell>
          <table:table-cell table:style-name="ce7" table:formula="of:=IF(OR([.H$65]&lt;0;[.H$65]&gt;=[.$A80]/2);0;IF([.H$65]=0;1;[.G79]+[.H79]))" office:value-type="float" office:value="1001" calcext:value-type="float">
            <text:p>1001</text:p>
          </table:table-cell>
          <table:table-cell table:style-name="ce7" table:formula="of:=IF(OR([.I$65]&lt;0;[.I$65]&gt;=[.$A80]/2);0;IF([.I$65]=0;1;[.H79]+[.I79]))" office:value-type="float" office:value="429" calcext:value-type="float">
            <text:p>429</text:p>
          </table:table-cell>
          <table:table-cell table:style-name="ce7" table:formula="of:=IF(OR([.J$65]&lt;0;[.J$65]&gt;=[.$A80]/2);0;IF([.J$65]=0;1;[.I79]+[.J79]))" office:value-type="float" office:value="0" calcext:value-type="float">
            <text:p>0</text:p>
          </table:table-cell>
          <table:table-cell table:style-name="ce7" table:formula="of:=IF(OR([.K$65]&lt;0;[.K$65]&gt;=[.$A80]/2);0;IF([.K$65]=0;1;[.J79]+[.K79]))" office:value-type="float" office:value="0" calcext:value-type="float">
            <text:p>0</text:p>
          </table:table-cell>
          <table:table-cell table:style-name="ce7" table:formula="of:=IF(OR([.L$65]&lt;0;[.L$65]&gt;=[.$A80]/2);0;IF([.L$65]=0;1;[.K79]+[.L79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IF(OR([.B$65]&lt;0;[.B$65]&gt;=[.$A81]/2);0;IF([.B$65]=0;1;[.A80]+[.B80]))" office:value-type="float" office:value="1" calcext:value-type="float">
            <text:p>1</text:p>
          </table:table-cell>
          <table:table-cell table:style-name="Default" table:formula="of:=IF(OR([.C$65]&lt;0;[.C$65]&gt;=[.$A81]/2);0;IF([.C$65]=0;1;[.B80]+[.C80]))" office:value-type="float" office:value="14" calcext:value-type="float">
            <text:p>14</text:p>
          </table:table-cell>
          <table:table-cell table:style-name="ce7" table:formula="of:=IF(OR([.D$65]&lt;0;[.D$65]&gt;=[.$A81]/2);0;IF([.D$65]=0;1;[.C80]+[.D80]))" office:value-type="float" office:value="90" calcext:value-type="float">
            <text:p>90</text:p>
          </table:table-cell>
          <table:table-cell table:style-name="ce7" table:formula="of:=IF(OR([.E$65]&lt;0;[.E$65]&gt;=[.$A81]/2);0;IF([.E$65]=0;1;[.D80]+[.E80]))" office:value-type="float" office:value="350" calcext:value-type="float">
            <text:p>350</text:p>
          </table:table-cell>
          <table:table-cell table:style-name="ce7" table:formula="of:=IF(OR([.F$65]&lt;0;[.F$65]&gt;=[.$A81]/2);0;IF([.F$65]=0;1;[.E80]+[.F80]))" office:value-type="float" office:value="910" calcext:value-type="float">
            <text:p>910</text:p>
          </table:table-cell>
          <table:table-cell table:style-name="ce7" table:formula="of:=IF(OR([.G$65]&lt;0;[.G$65]&gt;=[.$A81]/2);0;IF([.G$65]=0;1;[.F80]+[.G80]))" office:value-type="float" office:value="1638" calcext:value-type="float">
            <text:p>1638</text:p>
          </table:table-cell>
          <table:table-cell table:style-name="ce7" table:formula="of:=IF(OR([.H$65]&lt;0;[.H$65]&gt;=[.$A81]/2);0;IF([.H$65]=0;1;[.G80]+[.H80]))" office:value-type="float" office:value="2002" calcext:value-type="float">
            <text:p>2002</text:p>
          </table:table-cell>
          <table:table-cell table:style-name="ce7" table:formula="of:=IF(OR([.I$65]&lt;0;[.I$65]&gt;=[.$A81]/2);0;IF([.I$65]=0;1;[.H80]+[.I80]))" office:value-type="float" office:value="1430" calcext:value-type="float">
            <text:p>1430</text:p>
          </table:table-cell>
          <table:table-cell table:style-name="ce7" table:formula="of:=IF(OR([.J$65]&lt;0;[.J$65]&gt;=[.$A81]/2);0;IF([.J$65]=0;1;[.I80]+[.J80]))" office:value-type="float" office:value="0" calcext:value-type="float">
            <text:p>0</text:p>
          </table:table-cell>
          <table:table-cell table:style-name="ce7" table:formula="of:=IF(OR([.K$65]&lt;0;[.K$65]&gt;=[.$A81]/2);0;IF([.K$65]=0;1;[.J80]+[.K80]))" office:value-type="float" office:value="0" calcext:value-type="float">
            <text:p>0</text:p>
          </table:table-cell>
          <table:table-cell table:style-name="ce7" table:formula="of:=IF(OR([.L$65]&lt;0;[.L$65]&gt;=[.$A81]/2);0;IF([.L$65]=0;1;[.K80]+[.L80]))" office:value-type="float" office:value="0" calcext:value-type="float">
            <text:p>0</text:p>
          </table:table-cell>
          <table:table-cell table:style-name="ce7" table:number-columns-repeated="5"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22:34:54.7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21:31:25.964000000</meta:creation-date>
    <dc:date>2014-03-20T22:59:43.335000000</dc:date>
    <meta:editing-duration>PT22H38M50S</meta:editing-duration>
    <meta:editing-cycles>8</meta:editing-cycles>
    <meta:generator>LibreOffice/4.1.5.3$Windows_x86 LibreOffice_project/1c1366bba2ba2b554cd2ca4d87c06da81c05d24</meta:generator>
    <meta:document-statistic meta:table-count="1" meta:cell-count="446" meta:object-count="0"/>
  </office:meta>
</office:document-meta>
</file>